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Ac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ultAc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ActionGui.ResultAc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ActionGui.modifyTestElement( TestElement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Ac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Ac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Ac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